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13DBB343F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4.65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15.024cm" style:writing-mode="lr-tb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objectwithoutfill">
      <style:graphic-properties draw:marker-end="Linienspitzen_20_1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49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3.61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5cm" fo:min-width="20.001cm" fo:wrap-option="wrap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 fo:font-size="13pt" style:font-size-asian="13pt" style:font-size-complex="13pt"/>
    </style:style>
    <style:style style:name="P3" style:family="paragraph"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2a6099" loext:opacity="100%"/>
    </style:style>
    <style:style style:name="P6" style:family="paragraph">
      <loext:graphic-properties draw:fill="none"/>
      <style:paragraph-properties fo:text-align="center"/>
      <style:text-properties fo:color="#2a6099" loext:opacity="100%"/>
    </style:style>
    <style:style style:name="P7" style:family="paragraph">
      <style:paragraph-properties fo:text-align="center"/>
      <style:text-properties fo:color="#2a6099" loext:opacity="100%" fo:font-weight="bold"/>
    </style:style>
    <style:style style:name="P8" style:family="paragraph">
      <loext:graphic-properties draw:fill="none" draw:fill-color="#ffffff"/>
      <style:paragraph-properties fo:text-align="center"/>
      <style:text-properties fo:color="#2a6099" loext:opacity="100%" fo:font-size="9pt" fo:font-weight="bold" style:font-size-asian="9pt" style:font-size-complex="9pt"/>
    </style:style>
    <style:style style:name="P9" style:family="paragraph">
      <style:paragraph-properties fo:text-align="end"/>
      <style:text-properties fo:color="#2a6099" loext:opacity="100%" fo:font-weight="bold"/>
    </style:style>
    <style:style style:name="P10" style:family="paragraph">
      <loext:graphic-properties draw:fill="none" draw:fill-color="#ffffff"/>
      <style:paragraph-properties fo:text-align="end"/>
      <style:text-properties fo:color="#2a6099" loext:opacity="100%" fo:font-size="9pt" fo:font-weight="bold" style:font-size-asian="9pt" style:font-size-complex="9pt"/>
    </style:style>
    <style:style style:name="P11" style:family="paragraph">
      <style:paragraph-properties fo:text-align="start"/>
      <style:text-properties fo:color="#2a6099" loext:opacity="100%" fo:font-weight="bold"/>
    </style:style>
    <style:style style:name="P12" style:family="paragraph">
      <loext:graphic-properties draw:fill="none" draw:fill-color="#ffffff"/>
      <style:paragraph-properties fo:text-align="start"/>
      <style:text-properties fo:color="#2a6099" loext:opacity="100%" fo:font-size="9pt" fo:font-weight="bold" style:font-size-asian="9pt" style:font-size-complex="9pt"/>
    </style:style>
    <style:style style:name="P13" style:family="paragraph">
      <style:paragraph-properties fo:text-align="center"/>
      <style:text-properties fo:color="#ffffff" loext:opacity="100%"/>
    </style:style>
    <style:style style:name="P14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P15" style:family="paragraph">
      <loext:graphic-properties draw:fill-color="#ffffff"/>
    </style:style>
    <style:style style:name="T1" style:family="text">
      <style:text-properties fo:color="#ffffff" loext:opacity="100%" fo:font-size="13pt" style:font-size-asian="13pt" style:font-size-complex="13pt"/>
    </style:style>
    <style:style style:name="T2" style:family="text">
      <style:text-properties fo:color="#2a6099" loext:opacity="100%"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4.621cm" svg:x="0.061cm" svg:y="8.378cm">
          <draw:image xlink:href="Pictures/10000001000007800000013DBB343F17.png" xlink:type="simple" xlink:show="embed" xlink:actuate="onLoad" draw:mime-type="image/png">
            <text:p/>
          </draw:image>
        </draw:frame>
        <draw:custom-shape draw:style-name="gr2" draw:text-style-name="P3" draw:layer="layout" svg:width="5.151cm" svg:height="0.5cm" svg:x="0cm" svg:y="7cm">
          <text:p text:style-name="P2"><text:span text:style-name="T1">Radio 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5.524cm" svg:height="0.5cm" svg:x="7.843cm" svg:y="7cm">
          <text:p text:style-name="P2"><text:span text:style-name="T1">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4">
          <draw:line draw:style-name="gr5" draw:text-style-name="P4" draw:layer="layout" svg:x1="7.833cm" svg:y1="7cm" svg:x2="7.833cm" svg:y2="13cm">
            <text:p/>
          </draw:line>
          <draw:line draw:style-name="gr6" draw:text-style-name="P6" draw:layer="layout" svg:x1="7.843cm" svg:y1="6cm" svg:x2="7.843cm" svg:y2="7cm">
            <text:p text:style-name="P5"><text:span text:style-name="T2"/></text:p>
          </draw:line>
          <draw:frame draw:style-name="gr7" draw:text-style-name="P8" draw:layer="layout" svg:width="1.5cm" svg:height="0.607cm" svg:x="7.091cm" svg:y="5.536cm">
            <draw:text-box>
              <text:p text:style-name="P7"><text:span text:style-name="T3">Sta</text:span><text:span text:style-name="T3">rt</text:span></text:p>
            </draw:text-box>
          </draw:frame>
        </draw:g>
        <draw:g draw:style-name="gr4">
          <draw:line draw:style-name="gr5" draw:text-style-name="P4" draw:layer="layout" svg:x1="5.151cm" svg:y1="7cm" svg:x2="5.151cm" svg:y2="13cm">
            <text:p/>
          </draw:line>
          <draw:line draw:style-name="gr6" draw:text-style-name="P6" draw:layer="layout" svg:x1="5.151cm" svg:y1="6cm" svg:x2="5.151cm" svg:y2="7cm">
            <text:p/>
          </draw:line>
          <draw:frame draw:style-name="gr7" draw:text-style-name="P8" draw:layer="layout" svg:width="1.5cm" svg:height="0.607cm" svg:x="4.399cm" svg:y="5.536cm">
            <draw:text-box>
              <text:p text:style-name="P7"><text:span text:style-name="T3">End</text:span></text:p>
            </draw:text-box>
          </draw:frame>
        </draw:g>
        <draw:g draw:style-name="gr4">
          <draw:line draw:style-name="gr6" draw:text-style-name="P6" draw:layer="layout" svg:x1="4.837cm" svg:y1="13.899cm" svg:x2="4.837cm" svg:y2="12.899cm">
            <text:p/>
          </draw:line>
          <draw:frame draw:style-name="gr8" draw:text-style-name="P8" draw:layer="layout" svg:width="2.713cm" svg:height="0.799cm" svg:x="3.485cm" svg:y="13.835cm">
            <draw:text-box>
              <text:p text:style-name="P7"><text:span text:style-name="T3">Schedule Tx</text:span></text:p>
            </draw:text-box>
          </draw:frame>
        </draw:g>
        <draw:g draw:style-name="gr4">
          <draw:line draw:style-name="gr6" draw:text-style-name="P6" draw:layer="layout" svg:x1="8.424cm" svg:y1="13.9cm" svg:x2="8.424cm" svg:y2="12.9cm">
            <text:p/>
          </draw:line>
          <draw:frame draw:style-name="gr8" draw:text-style-name="P8" draw:layer="layout" svg:width="2.713cm" svg:height="0.799cm" svg:x="7.072cm" svg:y="13.836cm">
            <draw:text-box>
              <text:p text:style-name="P7"><text:span text:style-name="T3">Sched</text:span><text:span text:style-name="T3">ule Rx</text:span></text:p>
            </draw:text-box>
          </draw:frame>
        </draw:g>
        <draw:g draw:style-name="gr4">
          <draw:line draw:style-name="gr5" draw:text-style-name="P4" draw:layer="layout" svg:x1="23.369cm" svg:y1="7cm" svg:x2="23.369cm" svg:y2="13cm">
            <text:p/>
          </draw:line>
          <draw:line draw:style-name="gr6" draw:text-style-name="P6" draw:layer="layout" svg:x1="23.366cm" svg:y1="6cm" svg:x2="23.366cm" svg:y2="7cm">
            <text:p/>
          </draw:line>
          <draw:frame draw:style-name="gr7" draw:text-style-name="P10" draw:layer="layout" svg:width="1.5cm" svg:height="0.607cm" svg:x="22.314cm" svg:y="5.536cm">
            <draw:text-box>
              <text:p text:style-name="P9"><text:span text:style-name="T3">End</text:span></text:p>
            </draw:text-box>
          </draw:frame>
        </draw:g>
        <draw:custom-shape draw:style-name="gr9" draw:text-style-name="P3" draw:layer="layout" svg:width="4.11cm" svg:height="0.5cm" svg:x="23.89cm" svg:y="7cm">
          <text:p text:style-name="P2"><text:span text:style-name="T1">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4">
          <draw:line draw:style-name="gr5" draw:text-style-name="P4" draw:layer="layout" svg:x1="23.891cm" svg:y1="7.001cm" svg:x2="23.891cm" svg:y2="13.001cm">
            <text:p/>
          </draw:line>
          <draw:line draw:style-name="gr6" draw:text-style-name="P6" draw:layer="layout" svg:x1="23.888cm" svg:y1="6.001cm" svg:x2="23.888cm" svg:y2="7.001cm">
            <text:p/>
          </draw:line>
          <draw:frame draw:style-name="gr7" draw:text-style-name="P12" draw:layer="layout" svg:width="1.5cm" svg:height="0.607cm" svg:x="23.436cm" svg:y="5.537cm">
            <draw:text-box>
              <text:p text:style-name="P11"><text:span text:style-name="T3">Start</text:span></text:p>
            </draw:text-box>
          </draw:frame>
        </draw:g>
        <draw:custom-shape draw:style-name="gr10" draw:text-style-name="P14" draw:layer="layout" svg:width="20.5cm" svg:height="4cm" svg:x="4cm" svg:y="0.5cm">
          <text:p text:style-name="P13"><text:span text:style-name="T4">The hardware-accelerated TX-to-RX turnaround is so fast, that the CPU was not able to keep up: When it gained control after Tx ends (see Tx-Rx transition cleanup in purple in reaction to the red Tx end ISR), the radio is already in RX state (light green), therefore no Rx entry radio ISR (red) is scheduled.</text:span><text:span text:style-name="T4"><text:line-break/></text:span><text:span text:style-name="T4"><text:line-break/></text:span><text:span text:style-name="T4">This demonstrates nicely, why a scheduling approach is required on real hardware.</text:span></text:p>
          <draw:enhanced-geometry svg:viewBox="0 0 21600 21600" draw:glue-points="10800 0 0 10800 10800 21600 21600 10800 ?f40 ?f41" draw:text-areas="0 0 21600 21600" draw:type="rectangular-callout" draw:modifiers="20108.0922881811 27268.5828542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0:57:03.776143339</meta:creation-date>
    <dc:date>2025-03-21T12:09:08.054691426</dc:date>
    <meta:editing-duration>PT11M33S</meta:editing-duration>
    <meta:editing-cycles>2</meta:editing-cycles>
    <meta:generator>LibreOffice/24.2.7.2$Linux_X86_64 LibreOffice_project/420$Build-2</meta:generator>
    <meta:document-statistic meta:object-count="50"/>
  </office:meta>
</office:document-meta>
</file>